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fo:text-align="justify" style:justify-single-word="false" style:page-number="auto"/>
    </style:style>
    <style:style style:name="P2" style:family="paragraph" style:parent-style-name="List_20_Paragraph" style:list-style-name="WWNum2">
      <style:paragraph-properties fo:line-height="100%" fo:text-align="justify" style:justify-single-word="false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paragraph-properties fo:line-height="100%" fo:text-align="justify" style:justify-single-word="false"/>
      <style:text-properties style:text-underline-style="solid" style:text-underline-width="auto" style:text-underline-color="font-color"/>
    </style:style>
    <style:style style:name="P5" style:family="paragraph" style:parent-style-name="Heading_20_1">
      <style:paragraph-properties fo:line-height="100%" fo:text-align="justify" style:justify-single-word="false"/>
    </style:style>
    <style:style style:name="P6" style:family="paragraph" style:parent-style-name="Heading_20_2">
      <style:paragraph-properties fo:line-height="100%" fo:text-align="justify" style:justify-single-word="false"/>
    </style:style>
    <style:style style:name="P7" style:family="paragraph" style:parent-style-name="Heading_20_2">
      <style:paragraph-properties fo:line-height="100%" fo:text-align="justify" style:justify-single-word="false">
        <style:tab-stops>
          <style:tab-stop style:position="16.002cm" style:type="right"/>
        </style:tab-stops>
      </style:paragraph-properties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style="italic" style:font-size-asian="18pt" style:font-style-asian="italic" style:font-size-complex="18pt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officeooo:rsid="0017b031" style:font-style-asian="italic"/>
    </style:style>
    <style:style style:name="T5" style:family="text">
      <style:text-properties fo:font-style="italic" style:text-underline-style="solid" style:text-underline-width="auto" style:text-underline-color="font-color" style:font-style-asian="italic"/>
    </style:style>
    <style:style style:name="T6" style:family="text">
      <style:text-properties fo:color="#00000a" style:font-name="Calibri" fo:font-size="12pt" fo:font-weight="normal" style:font-size-asian="12pt" style:font-weight-asian="normal" style:font-name-complex="Calibri1" style:font-size-complex="11pt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20pt" style:text-underline-style="solid" style:text-underline-width="auto" style:text-underline-color="font-color" style:font-size-asian="20pt"/>
    </style:style>
    <style:style style:name="T9" style:family="text">
      <style:text-properties fo:font-size="20pt" fo:font-style="italic" style:text-underline-style="solid" style:text-underline-width="auto" style:text-underline-color="font-color" style:font-size-asian="20pt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apport Réunion GL n°</text:span><text:span text:style-name="T2">x</text:span><text:span text:style-name="T1"> -</text:span><text:span text:style-name="T2"> date</text:span></text:p>
      <text:h text:style-name="P7" text:outline-level="2">Personnes Présentes</text:h>
      <text:h text:style-name="P7" text:outline-level="2">Point n°1</text:h>
      <text:p text:style-name="P3">contenu point n°1</text:p>
      <text:h text:style-name="P6" text:outline-level="2">Point n°2</text:h>
      <text:p text:style-name="P3">Contenu point n°2</text:p>
      <text:h text:style-name="P6" text:outline-level="2">A faire :</text:h>
      <text:p text:style-name="P3"><text:span text:style-name="T7">Pour</text:span><text:span text:style-name="T5"> X</text:span><text:span text:style-name="T7"> :</text:span></text:p>
      <text:list xml:id="list4498181722525343111" text:style-name="WWNum2">
        <text:list-item>
          <text:p text:style-name="P2"><text:span text:style-name="T3">doit faire cec</text:span><text:span text:style-name="T4">i</text:span></text:p>
        </text:list-item>
        <text:list-item>
          <text:p text:style-name="P2"><text:span text:style-name="T3">doit faire cela</text:span></text:p>
        </text:list-item>
      </text:list>
      <text:p text:style-name="P4"/>
      <text:p text:style-name="P3"/>
      <text:h text:style-name="P5" text:outline-level="1"><text:span text:style-name="T8">Prochaine réunion : </text:span><text:span text:style-name="T9">date</text:span></text:h>
      <text:p text:style-name="P3"/>
      <text:p text:style-name="P3">Pièces jointes : "GL - Reu <text:span text:style-name="T3">x</text:span> Slides.pdf", <text:span text:style-name="T3">autre éventuel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41cm" style:contextual-spacing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Title" style:family="paragraph" style:parent-style-name="Standard" style:default-outline-level="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size="26pt" fo:letter-spacing="0.009cm" style:letter-kerning="true" style:font-size-asian="26pt" style:font-name-complex="F" style:font-size-complex="26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fo:font-size="12pt" style:font-size-asian="12pt"/>
    </style:style>
    <style:style style:name="Document_20_Map" style:display-name="Document Map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Default_20_Paragraph_20_Font" style:display-name="Default Paragraph Font" style:family="text"/>
    <style:style style:name="Titre_20_2_20_Car" style:display-name="Titre 2 C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Titre_20_Car" style:display-name="Titre Car" style:family="text" style:parent-style-name="Default_20_Paragraph_20_Font">
      <style:text-properties fo:color="#17365d" style:font-name="Cambria" fo:font-size="26pt" fo:letter-spacing="0.009cm" style:letter-kerning="true" style:font-size-asian="26pt" style:font-name-complex="F" style:font-size-complex="26pt"/>
    </style:style>
    <style:style style:name="Titre_20_1_20_Car" style:display-name="Titre 1 C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Explorateur_20_de_20_documents_20_Car" style:display-name="Explorateur de document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5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027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297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67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8.837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07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77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2.647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1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</meta:initial-creator>
    <meta:editing-cycles>3</meta:editing-cycles>
    <meta:creation-date>2013-11-17T10:34:00</meta:creation-date>
    <dc:date>2013-11-17T11:35:49.72</dc:date>
    <meta:editing-duration>P0D</meta:editing-duration>
    <meta:generator>LibreOffice/4.0.6.2$Windows_x86 LibreOffice_project/2e2573268451a50806fcd60ae2d9fe01dd0ce24</meta:generator>
    <meta:document-statistic meta:table-count="0" meta:image-count="0" meta:object-count="0" meta:page-count="1" meta:paragraph-count="12" meta:word-count="46" meta:character-count="230" meta:non-whitespace-character-count="19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